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528cm" fo:min-width="3.945cm"/>
    </style:style>
    <style:style style:name="gr2" style:family="graphic" style:parent-style-name="objectwithoutfill">
      <style:graphic-properties draw:stroke="dash" draw:stroke-dash="Dashed_20__28_var_29_" draw:fill="none" draw:textarea-vertical-align="middle"/>
    </style:style>
    <style:style style:name="gr3" style:family="graphic" style:parent-style-name="text">
      <style:graphic-properties draw:stroke="none" svg:stroke-color="#000000" draw:fill="none" draw:fill-color="#ffffff" fo:min-height="1.423cm"/>
    </style:style>
    <style:style style:name="gr4" style:family="graphic" style:parent-style-name="text">
      <style:graphic-properties draw:stroke="dash" draw:stroke-dash="_32__20_Dots_20_1_20_Dash" draw:textarea-horizontal-align="justify" draw:textarea-vertical-align="middle" draw:auto-grow-height="false" fo:min-height="8.132cm" fo:min-width="18.709cm"/>
    </style:style>
    <style:style style:name="gr5" style:family="graphic" style:parent-style-name="text">
      <style:graphic-properties draw:stroke="solid" draw:textarea-horizontal-align="justify" draw:textarea-vertical-align="middle" draw:auto-grow-height="false" fo:min-height="0.512cm" fo:min-width="4.326cm"/>
    </style:style>
    <style:style style:name="gr6" style:family="graphic" style:parent-style-name="text">
      <style:graphic-properties draw:stroke="none" svg:stroke-color="#000000" draw:fill="none" draw:fill-color="#ffffff" fo:min-height="1.102cm"/>
    </style:style>
    <style:style style:name="gr7" style:family="graphic" style:parent-style-name="text">
      <style:graphic-properties draw:stroke="none" svg:stroke-color="#000000" draw:fill="none" draw:fill-color="#ffffff" fo:min-height="2.134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528cm" fo:min-width="3.929cm"/>
    </style:style>
    <style:style style:name="gr9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3.763cm" fo:min-width="0cm"/>
    </style:style>
    <style:style style:name="gr10" style:family="graphic" style:parent-style-name="text">
      <style:graphic-properties draw:stroke="dash" draw:stroke-dash="_32__20_Dots_20_1_20_Dash" draw:textarea-horizontal-align="justify" draw:textarea-vertical-align="middle" draw:auto-grow-height="false" fo:min-height="44.305cm" fo:min-width="6.104cm"/>
    </style:style>
    <style:style style:name="gr11" style:family="graphic" style:parent-style-name="standard">
      <style:graphic-properties draw:stroke="none" svg:stroke-color="#000000" draw:fill="none" draw:fill-color="#ffffff" fo:min-height="4.941cm"/>
    </style:style>
    <style:style style:name="gr12" style:family="graphic" style:parent-style-name="text">
      <style:graphic-properties draw:stroke="dash" draw:stroke-dash="_32__20_Dots_20_1_20_Dash" draw:textarea-horizontal-align="justify" draw:textarea-vertical-align="middle" draw:auto-grow-height="false" fo:min-height="5.084cm" fo:min-width="6.104cm"/>
    </style:style>
    <style:style style:name="gr13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.882cm" fo:min-width="0cm"/>
    </style:style>
    <style:style style:name="gr14" style:family="graphic" style:parent-style-name="text">
      <style:graphic-properties draw:stroke="dash" draw:stroke-dash="_32__20_Dots_20_1_20_Dash" draw:textarea-horizontal-align="justify" draw:textarea-vertical-align="middle" draw:auto-grow-height="false" fo:min-height="3.079cm" fo:min-width="18.709cm"/>
    </style:style>
    <style:style style:name="gr15" style:family="graphic" style:parent-style-name="text">
      <style:graphic-properties draw:stroke="dash" draw:stroke-dash="_32__20_Dots_20_1_20_Dash" draw:textarea-horizontal-align="justify" draw:textarea-vertical-align="middle" draw:auto-grow-height="false" fo:min-height="1.782cm" fo:min-width="4.961cm"/>
    </style:style>
    <style:style style:name="gr16" style:family="graphic" style:parent-style-name="text">
      <style:graphic-properties draw:stroke="dash" draw:stroke-dash="_32__20_Dots_20_1_20_Dash" draw:textarea-horizontal-align="justify" draw:textarea-vertical-align="middle" draw:auto-grow-height="false" fo:min-height="5.211cm" fo:min-width="18.70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63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7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1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9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33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68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800000" fo:font-weight="bold" style:font-weight-asian="bold" style:font-weight-complex="bold"/>
    </style:style>
    <style:style style:name="P5" style:family="paragraph">
      <style:paragraph-properties fo:text-align="center"/>
      <style:text-properties fo:font-size="16pt"/>
    </style:style>
    <style:style style:name="P6" style:family="paragraph">
      <style:paragraph-properties fo:text-align="center"/>
      <style:text-properties fo:font-size="16pt" style:font-size-asian="12pt" style:font-size-complex="12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800000" fo:font-weight="bold" style:font-weight-asian="bold" style:font-weight-complex="bold"/>
    </style:style>
    <style:style style:name="T5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size-asian="12pt" style:font-size-complex="12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1.778cm" svg:x="14.337cm" svg:y="5.188cm">
          <text:p text:style-name="P1">i32</text:p>
          <text:p text:style-name="P1"><text:span text:style-name="T1">Features C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18.782cm" svg:y="5.188cm">
          <text:p text:style-name="P1">i32</text:p>
          <text:p text:style-name="P1">Targets Cou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23.227cm" svg:y="5.188cm">
          <text:p text:style-name="P1">i32</text:p>
          <text:p text:style-name="P1"><text:span text:style-name="T2">Feature Bytes[0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23.227cm" svg:y="6.948cm">
          <text:p text:style-name="P1">i32</text:p>
          <text:p text:style-name="P1"><text:span text:style-name="T2">Feature Bytes[...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9.892cm" svg:y="5.188cm">
          <text:p text:style-name="P1">i32</text:p>
          <text:p text:style-name="P1">Version = 3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135cm" svg:y1="7.837cm" svg:x2="22.581cm" svg:y2="7.837cm">
          <text:p/>
        </draw:line>
        <draw:custom-shape draw:style-name="gr1" draw:text-style-name="P2" draw:layer="layout" svg:width="4.445cm" svg:height="1.778cm" svg:x="23.227cm" svg:y="8.737cm">
          <text:p text:style-name="P1">u8</text:p>
          <text:p text:style-name="P1"><text:span text:style-name="T1">Feature </text:span><text:span text:style-name="T1">type[...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9.892cm" svg:y="8.737cm">
          <text:p text:style-name="P1">u8</text:p>
          <text:p text:style-name="P1"><text:span text:style-name="T1">Feature type[0]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765cm" svg:y1="9.626cm" svg:x2="23.02cm" svg:y2="9.626cm">
          <text:p/>
        </draw:line>
        <draw:custom-shape draw:style-name="gr1" draw:text-style-name="P2" draw:layer="layout" svg:width="4.445cm" svg:height="1.778cm" svg:x="10.037cm" svg:y="14.946cm">
          <text:p text:style-name="P1">double</text:p>
          <text:p text:style-name="P1"><text:span text:style-name="T3">T</text:span>arget Value[0]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18.927cm" svg:y="14.946cm">
          <text:p text:style-name="P1">double</text:p>
          <text:p text:style-name="P1">Target Value[...]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656cm" svg:y1="15.835cm" svg:x2="18.746cm" svg:y2="15.835cm">
          <text:p/>
        </draw:line>
        <draw:frame draw:style-name="gr3" draw:text-style-name="P3" draw:layer="layout" svg:width="5.487cm" svg:height="1.673cm" svg:x="14.046cm" svg:y="14.999cm">
          <draw:text-box>
            <text:p text:style-name="P1">As many as targets count</text:p>
          </draw:text-box>
        </draw:frame>
        <draw:frame draw:style-name="gr3" draw:text-style-name="P3" draw:layer="layout" svg:width="5.842cm" svg:height="1.673cm" svg:x="15.968cm" svg:y="8.79cm">
          <draw:text-box>
            <text:p text:style-name="P1">As many as features count</text:p>
          </draw:text-box>
        </draw:frame>
        <draw:frame draw:style-name="gr3" draw:text-style-name="P3" draw:layer="layout" svg:width="5.3cm" svg:height="1.673cm" svg:x="16.239cm" svg:y="7.001cm">
          <draw:text-box>
            <text:p text:style-name="P1">As many as features count</text:p>
          </draw:text-box>
        </draw:frame>
        <draw:frame draw:style-name="gr3" draw:text-style-name="P4" draw:layer="layout" svg:width="6.231cm" svg:height="1.673cm" svg:x="16.209cm" svg:y="19.35cm">
          <draw:text-box>
            <text:p text:style-name="P1"><text:span text:style-name="T4">No Indices </text:span><text:span text:style-name="T4">Array</text:span></text:p>
          </draw:text-box>
        </draw:frame>
        <draw:custom-shape draw:style-name="gr1" draw:text-style-name="P2" draw:layer="layout" svg:width="4.445cm" svg:height="1.778cm" svg:x="9.851cm" svg:y="21.058cm">
          <text:p text:style-name="P1">i32</text:p>
          <text:p text:style-name="P1"><text:span text:style-name="T5">Values Count = 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14.296cm" svg:y="21.058cm">
          <text:p text:style-name="P1">i32</text:p>
          <text:p text:style-name="P1">Values[0]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.209cm" svg:height="8.382cm" svg:x="9.232cm" svg:y="18.8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826cm" svg:height="0.762cm" svg:x="30.513cm" svg:y="31.374cm">
          <text:p text:style-name="P5"><text:span text:style-name="T6">Two value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826cm" svg:height="0.762cm" svg:x="30.513cm" svg:y="22.611cm">
          <text:p text:style-name="P7"><text:span text:style-name="T1">One 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5.351cm" svg:height="1.352cm" svg:x="11.675cm" svg:y="2.026cm">
          <draw:text-box>
            <text:p><text:span text:style-name="T7">jforests </text:span><text:span text:style-name="T7">binary </text:span><text:span text:style-name="T7">format </text:span><text:span text:style-name="T7">version </text:span><text:span text:style-name="T7">3</text:span></text:p>
          </draw:text-box>
        </draw:frame>
        <draw:custom-shape draw:style-name="gr1" draw:text-style-name="P2" draw:layer="layout" svg:width="4.445cm" svg:height="1.778cm" svg:x="9.867cm" svg:y="22.835cm">
          <text:p text:style-name="P1">i16</text:p>
          <text:p text:style-name="P1">Name lengt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14.312cm" svg:y="22.835cm">
          <text:p text:style-name="P1">char</text:p>
          <text:p text:style-name="P1">Name[0]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23.202cm" svg:y="22.835cm">
          <text:p text:style-name="P1">char</text:p>
          <text:p text:style-name="P1">Name[len-1]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011cm" svg:y1="23.724cm" svg:x2="23.075cm" svg:y2="23.724cm">
          <text:p/>
        </draw:line>
        <draw:frame draw:style-name="gr3" draw:text-style-name="P3" draw:layer="layout" svg:width="4.826cm" svg:height="1.673cm" svg:x="18.757cm" svg:y="22.888cm">
          <draw:text-box>
            <text:p text:style-name="P1">As many as name length</text:p>
          </draw:text-box>
        </draw:frame>
        <draw:custom-shape draw:style-name="gr1" draw:text-style-name="P2" draw:layer="layout" svg:width="4.445cm" svg:height="1.778cm" svg:x="9.867cm" svg:y="24.607cm">
          <text:p text:style-name="P1">double64</text:p>
          <text:p text:style-name="P1">Min valu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14.312cm" svg:y="24.607cm">
          <text:p text:style-name="P1">double64</text:p>
          <text:p text:style-name="P1">Max valu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18.757cm" svg:y="24.607cm">
          <text:p text:style-name="P1">double64</text:p>
          <text:p text:style-name="P1">Facto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23.202cm" svg:y="24.607cm">
          <text:p text:style-name="P1">bool</text:p>
          <text:p text:style-name="P1">Is log scale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9.892cm" svg:y="6.948cm">
          <text:p text:style-name="P1">i32</text:p>
          <text:p text:style-name="P1"><text:span text:style-name="T2">Feature Bytes[1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9.851cm" svg:y="28.546cm">
          <text:p text:style-name="P1"><text:span text:style-name="T4">i8</text:span></text:p>
          <text:p text:style-name="P1">Index[0]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23.186cm" svg:y="28.546cm">
          <text:p text:style-name="P1"><text:span text:style-name="T4">i8</text:span></text:p>
          <text:p text:style-name="P1">Index[targets-1]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649cm" svg:y1="29.435cm" svg:x2="22.904cm" svg:y2="29.435cm">
          <text:p/>
        </draw:line>
        <draw:frame draw:style-name="gr7" draw:text-style-name="P3" draw:layer="layout" svg:width="6.866cm" svg:height="2.384cm" svg:x="15.343cm" svg:y="28.599cm">
          <draw:text-box>
            <text:p text:style-name="P1">As many as ceil(targets count / 8)</text:p>
          </draw:text-box>
        </draw:frame>
        <draw:custom-shape draw:style-name="gr1" draw:text-style-name="P2" draw:layer="layout" svg:width="4.445cm" svg:height="1.778cm" svg:x="9.851cm" svg:y="30.307cm">
          <text:p text:style-name="P1">i32</text:p>
          <text:p text:style-name="P1"><text:span text:style-name="T5">Values Count =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14.296cm" svg:y="30.307cm">
          <text:p text:style-name="P1">i32</text:p>
          <text:p text:style-name="P1">Values[0]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429cm" svg:height="1.778cm" svg:x="18.737cm" svg:y="30.307cm">
          <text:p text:style-name="P1">i32</text:p>
          <text:p text:style-name="P1">Values[1]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.209cm" svg:height="8.382cm" svg:x="9.232cm" svg:y="28.0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9.867cm" svg:y="32.084cm">
          <text:p text:style-name="P1">i16</text:p>
          <text:p text:style-name="P1">Name lengt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14.312cm" svg:y="32.084cm">
          <text:p text:style-name="P1">char</text:p>
          <text:p text:style-name="P1">Name[0]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23.202cm" svg:y="32.084cm">
          <text:p text:style-name="P1">char</text:p>
          <text:p text:style-name="P1">Name[len-1]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011cm" svg:y1="32.973cm" svg:x2="23.075cm" svg:y2="32.973cm">
          <text:p/>
        </draw:line>
        <draw:frame draw:style-name="gr3" draw:text-style-name="P3" draw:layer="layout" svg:width="4.826cm" svg:height="1.673cm" svg:x="18.757cm" svg:y="32.137cm">
          <draw:text-box>
            <text:p text:style-name="P1">As many as name length</text:p>
          </draw:text-box>
        </draw:frame>
        <draw:custom-shape draw:style-name="gr1" draw:text-style-name="P2" draw:layer="layout" svg:width="4.445cm" svg:height="1.778cm" svg:x="9.867cm" svg:y="33.856cm">
          <text:p text:style-name="P1">double64</text:p>
          <text:p text:style-name="P1">Min valu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14.312cm" svg:y="33.856cm">
          <text:p text:style-name="P1">double64</text:p>
          <text:p text:style-name="P1">Max valu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18.757cm" svg:y="33.856cm">
          <text:p text:style-name="P1">double64</text:p>
          <text:p text:style-name="P1">Facto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23.202cm" svg:y="33.856cm">
          <text:p text:style-name="P1">bool</text:p>
          <text:p text:style-name="P1">Is log scaled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826cm" svg:height="0.762cm" svg:x="30.513cm" svg:y="39.883cm">
          <text:p text:style-name="P5"><text:span text:style-name="T6">Up to 2^8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445cm" svg:height="1.778cm" svg:x="9.851cm" svg:y="37.436cm">
          <text:p text:style-name="P1"><text:span text:style-name="T4">i8</text:span></text:p>
          <text:p text:style-name="P1">Index[0]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23.186cm" svg:y="37.436cm">
          <text:p text:style-name="P1"><text:span text:style-name="T4">i8</text:span></text:p>
          <text:p text:style-name="P1">Index[targets-1]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677cm" svg:y1="38.325cm" svg:x2="22.932cm" svg:y2="38.325cm">
          <text:p/>
        </draw:line>
        <draw:frame draw:style-name="gr3" draw:text-style-name="P3" draw:layer="layout" svg:width="5.191cm" svg:height="1.673cm" svg:x="16.209cm" svg:y="37.489cm">
          <draw:text-box>
            <text:p text:style-name="P1">As many as targets count</text:p>
          </draw:text-box>
        </draw:frame>
        <draw:custom-shape draw:style-name="gr1" draw:text-style-name="P2" draw:layer="layout" svg:width="4.445cm" svg:height="1.778cm" svg:x="9.851cm" svg:y="39.197cm">
          <text:p text:style-name="P1">i32</text:p>
          <text:p text:style-name="P1"><text:span text:style-name="T4">Values C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14.296cm" svg:y="39.197cm">
          <text:p text:style-name="P1">i32</text:p>
          <text:p text:style-name="P1">Values[0]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23.186cm" svg:y="39.197cm">
          <text:p text:style-name="P1">i32</text:p>
          <text:p text:style-name="P1">Values[count-1]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868cm" svg:y1="40.087cm" svg:x2="23.075cm" svg:y2="40.085cm">
          <text:p/>
        </draw:line>
        <draw:frame draw:style-name="gr3" draw:text-style-name="P3" draw:layer="layout" svg:width="4.826cm" svg:height="1.673cm" svg:x="18.868cm" svg:y="39.25cm">
          <draw:text-box>
            <text:p text:style-name="P1">As many as values count</text:p>
          </draw:text-box>
        </draw:frame>
        <draw:custom-shape draw:style-name="gr4" draw:text-style-name="P1" draw:layer="layout" svg:width="19.209cm" svg:height="8.382cm" svg:x="9.232cm" svg:y="36.9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9.867cm" svg:y="40.974cm">
          <text:p text:style-name="P1">i16</text:p>
          <text:p text:style-name="P1">Name lengt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14.312cm" svg:y="40.974cm">
          <text:p text:style-name="P1">char</text:p>
          <text:p text:style-name="P1">Name[0]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23.202cm" svg:y="40.974cm">
          <text:p text:style-name="P1">char</text:p>
          <text:p text:style-name="P1">Name[len-1]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011cm" svg:y1="41.863cm" svg:x2="23.075cm" svg:y2="41.863cm">
          <text:p/>
        </draw:line>
        <draw:frame draw:style-name="gr3" draw:text-style-name="P3" draw:layer="layout" svg:width="4.826cm" svg:height="1.673cm" svg:x="18.757cm" svg:y="41.027cm">
          <draw:text-box>
            <text:p text:style-name="P1">As many as name length</text:p>
          </draw:text-box>
        </draw:frame>
        <draw:custom-shape draw:style-name="gr1" draw:text-style-name="P2" draw:layer="layout" svg:width="4.445cm" svg:height="1.778cm" svg:x="9.867cm" svg:y="42.746cm">
          <text:p text:style-name="P1">double64</text:p>
          <text:p text:style-name="P1">Min valu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14.312cm" svg:y="42.746cm">
          <text:p text:style-name="P1">double64</text:p>
          <text:p text:style-name="P1">Max valu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18.757cm" svg:y="42.746cm">
          <text:p text:style-name="P1">double64</text:p>
          <text:p text:style-name="P1">Facto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23.202cm" svg:y="42.746cm">
          <text:p text:style-name="P1">bool</text:p>
          <text:p text:style-name="P1">Is log scaled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826cm" svg:height="0.762cm" svg:x="30.513cm" svg:y="48.773cm">
          <text:p text:style-name="P5"><text:span text:style-name="T6">Up to 2^16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445cm" svg:height="1.778cm" svg:x="9.851cm" svg:y="46.326cm">
          <text:p text:style-name="P1"><text:span text:style-name="T4">i16</text:span></text:p>
          <text:p text:style-name="P1">Index[0]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23.186cm" svg:y="46.326cm">
          <text:p text:style-name="P1"><text:span text:style-name="T4">i16</text:span></text:p>
          <text:p text:style-name="P1">Index[targets-1]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677cm" svg:y1="47.215cm" svg:x2="22.932cm" svg:y2="47.215cm">
          <text:p/>
        </draw:line>
        <draw:frame draw:style-name="gr3" draw:text-style-name="P3" draw:layer="layout" svg:width="5.191cm" svg:height="1.673cm" svg:x="16.209cm" svg:y="46.379cm">
          <draw:text-box>
            <text:p text:style-name="P1">As many as targets count</text:p>
          </draw:text-box>
        </draw:frame>
        <draw:custom-shape draw:style-name="gr1" draw:text-style-name="P2" draw:layer="layout" svg:width="4.445cm" svg:height="1.778cm" svg:x="9.851cm" svg:y="48.087cm">
          <text:p text:style-name="P1">i32</text:p>
          <text:p text:style-name="P1"><text:span text:style-name="T4">Values C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14.296cm" svg:y="48.087cm">
          <text:p text:style-name="P1">i32</text:p>
          <text:p text:style-name="P1">Values[0]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23.186cm" svg:y="48.087cm">
          <text:p text:style-name="P1">i32</text:p>
          <text:p text:style-name="P1">Values[count-1]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868cm" svg:y1="48.977cm" svg:x2="23.075cm" svg:y2="48.975cm">
          <text:p/>
        </draw:line>
        <draw:frame draw:style-name="gr3" draw:text-style-name="P3" draw:layer="layout" svg:width="4.826cm" svg:height="1.673cm" svg:x="18.868cm" svg:y="48.14cm">
          <draw:text-box>
            <text:p text:style-name="P1">As many as values count</text:p>
          </draw:text-box>
        </draw:frame>
        <draw:custom-shape draw:style-name="gr4" draw:text-style-name="P1" draw:layer="layout" svg:width="19.209cm" svg:height="8.382cm" svg:x="9.232cm" svg:y="45.8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9.867cm" svg:y="49.864cm">
          <text:p text:style-name="P1">i16</text:p>
          <text:p text:style-name="P1"><text:span text:style-name="T8">Name length without \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14.312cm" svg:y="49.864cm">
          <text:p text:style-name="P1">char</text:p>
          <text:p text:style-name="P1">Name[0]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23.202cm" svg:y="49.864cm">
          <text:p text:style-name="P1">char</text:p>
          <text:p text:style-name="P1">Name[len-1]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011cm" svg:y1="50.753cm" svg:x2="23.075cm" svg:y2="50.753cm">
          <text:p/>
        </draw:line>
        <draw:frame draw:style-name="gr3" draw:text-style-name="P3" draw:layer="layout" svg:width="4.826cm" svg:height="1.673cm" svg:x="18.757cm" svg:y="49.917cm">
          <draw:text-box>
            <text:p text:style-name="P1">As many as name length</text:p>
          </draw:text-box>
        </draw:frame>
        <draw:custom-shape draw:style-name="gr1" draw:text-style-name="P2" draw:layer="layout" svg:width="4.445cm" svg:height="1.778cm" svg:x="9.867cm" svg:y="51.636cm">
          <text:p text:style-name="P1">double64</text:p>
          <text:p text:style-name="P1">Min valu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14.312cm" svg:y="51.636cm">
          <text:p text:style-name="P1">double64</text:p>
          <text:p text:style-name="P1">Max valu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18.757cm" svg:y="51.636cm">
          <text:p text:style-name="P1">double64</text:p>
          <text:p text:style-name="P1">Facto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23.202cm" svg:y="51.636cm">
          <text:p text:style-name="P1">bool</text:p>
          <text:p text:style-name="P1">Is log scaled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826cm" svg:height="0.762cm" svg:x="30.513cm" svg:y="57.917cm">
          <text:p text:style-name="P5"><text:span text:style-name="T6">Up to 2^32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445cm" svg:height="1.778cm" svg:x="9.851cm" svg:y="55.47cm">
          <text:p text:style-name="P1"><text:span text:style-name="T4">i32</text:span></text:p>
          <text:p text:style-name="P1">Index[0]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23.186cm" svg:y="55.47cm">
          <text:p text:style-name="P1"><text:span text:style-name="T4">i32</text:span></text:p>
          <text:p text:style-name="P1">Index[targets-1]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677cm" svg:y1="56.359cm" svg:x2="22.932cm" svg:y2="56.359cm">
          <text:p/>
        </draw:line>
        <draw:frame draw:style-name="gr3" draw:text-style-name="P3" draw:layer="layout" svg:width="5.191cm" svg:height="1.673cm" svg:x="16.209cm" svg:y="55.523cm">
          <draw:text-box>
            <text:p text:style-name="P1">As many as targets count</text:p>
          </draw:text-box>
        </draw:frame>
        <draw:custom-shape draw:style-name="gr1" draw:text-style-name="P2" draw:layer="layout" svg:width="4.445cm" svg:height="1.778cm" svg:x="9.851cm" svg:y="57.231cm">
          <text:p text:style-name="P1">i32</text:p>
          <text:p text:style-name="P1"><text:span text:style-name="T4">Values C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14.296cm" svg:y="57.231cm">
          <text:p text:style-name="P1">i32</text:p>
          <text:p text:style-name="P1">Values[0]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23.186cm" svg:y="57.231cm">
          <text:p text:style-name="P1">i32</text:p>
          <text:p text:style-name="P1">Values[count-1]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868cm" svg:y1="58.121cm" svg:x2="23.075cm" svg:y2="58.119cm">
          <text:p/>
        </draw:line>
        <draw:frame draw:style-name="gr3" draw:text-style-name="P3" draw:layer="layout" svg:width="4.826cm" svg:height="1.673cm" svg:x="18.868cm" svg:y="57.284cm">
          <draw:text-box>
            <text:p text:style-name="P1">As many as values count</text:p>
          </draw:text-box>
        </draw:frame>
        <draw:custom-shape draw:style-name="gr4" draw:text-style-name="P1" draw:layer="layout" svg:width="19.209cm" svg:height="8.382cm" svg:x="9.232cm" svg:y="54.9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9.867cm" svg:y="59.008cm">
          <text:p text:style-name="P1">i16</text:p>
          <text:p text:style-name="P1">Name lengt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14.312cm" svg:y="59.008cm">
          <text:p text:style-name="P1">char</text:p>
          <text:p text:style-name="P1">Name[0]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23.202cm" svg:y="59.008cm">
          <text:p text:style-name="P1">char</text:p>
          <text:p text:style-name="P1">Name[len-1]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011cm" svg:y1="59.897cm" svg:x2="23.075cm" svg:y2="59.897cm">
          <text:p/>
        </draw:line>
        <draw:frame draw:style-name="gr3" draw:text-style-name="P3" draw:layer="layout" svg:width="4.826cm" svg:height="1.673cm" svg:x="18.757cm" svg:y="59.061cm">
          <draw:text-box>
            <text:p text:style-name="P1">As many as name length</text:p>
          </draw:text-box>
        </draw:frame>
        <draw:custom-shape draw:style-name="gr1" draw:text-style-name="P2" draw:layer="layout" svg:width="4.445cm" svg:height="1.778cm" svg:x="9.867cm" svg:y="60.78cm">
          <text:p text:style-name="P1">double64</text:p>
          <text:p text:style-name="P1">Min valu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14.312cm" svg:y="60.78cm">
          <text:p text:style-name="P1">double64</text:p>
          <text:p text:style-name="P1">Max valu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18.757cm" svg:y="60.78cm">
          <text:p text:style-name="P1">double64</text:p>
          <text:p text:style-name="P1">Facto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23.202cm" svg:y="60.78cm">
          <text:p text:style-name="P1">bool</text:p>
          <text:p text:style-name="P1">Is log scaled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6.569cm" svg:height="4.013cm" svg:x="29.278cm" svg:y="5.496cm">
          <draw:text-box>
            <text:p><text:span text:style-name="T1">The basic idea </text:span><text:span text:style-name="T1">of this format is </text:span><text:span text:style-name="T1">to </text:span><text:span text:style-name="T9">remove </text:span><text:span text:style-name="T9">duplicates in </text:span><text:span text:style-name="T9">values </text:span><text:span text:style-name="T1">for </text:span><text:span text:style-name="T1">each feature, </text:span><text:span text:style-name="T1">and use a </text:span><text:span text:style-name="T1">compressed </text:span><text:span text:style-name="T1">array to index </text:span><text:span text:style-name="T1">into it.</text:span></text:p>
          </draw:text-box>
        </draw:frame>
        <draw:custom-shape draw:style-name="gr10" draw:text-style-name="P1" draw:layer="layout" svg:width="6.604cm" svg:height="44.555cm" svg:x="29.624cm" svg:y="18.8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9.892cm" svg:y="10.546cm">
          <text:p text:style-name="P1">i32</text:p>
          <text:p text:style-name="P1"><text:span text:style-name="T10">Queries C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23.202cm" svg:y="65.357cm">
          <text:p text:style-name="P1">i32</text:p>
          <text:p text:style-name="P1"><text:span text:style-name="T11">Boundaries[..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778cm" svg:x="9.867cm" svg:y="65.357cm">
          <text:p text:style-name="P1">i32</text:p>
          <text:p text:style-name="P1">Boundaries[0]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723cm" svg:y1="66.246cm" svg:x2="22.978cm" svg:y2="66.246cm">
          <text:p/>
        </draw:line>
        <draw:frame draw:style-name="gr3" draw:text-style-name="P3" draw:layer="layout" svg:width="5.453cm" svg:height="1.673cm" svg:x="15.993cm" svg:y="65.41cm">
          <draw:text-box>
            <text:p text:style-name="P1">As many as queries count <text:span text:style-name="T4">+ 1</text:span></text:p>
          </draw:text-box>
        </draw:frame>
        <draw:frame draw:style-name="gr11" draw:text-style-name="P10" draw:layer="layout" svg:width="6.367cm" svg:height="5.191cm" svg:x="29.624cm" svg:y="64.516cm">
          <draw:text-box>
            <text:p><text:span text:style-name="T8">Query boundaries are </text:span><text:span text:style-name="T8">present only with </text:span><text:span text:style-name="T12">--rank</text:span><text:span text:style-name="T8"> option.</text:span></text:p>
            <text:p><text:span text:style-name="T8"/></text:p>
            <text:p><text:span text:style-name="T8">Query 0: </text:span></text:p>
            <text:p><text:span text:style-name="T8">(boundary[0], </text:span><text:span text:style-name="T8">boundary[1])</text:span></text:p>
            <text:p><text:span text:style-name="T8">Query 1:</text:span></text:p>
            <text:p><text:span text:style-name="T8">(boundary[1], </text:span><text:span text:style-name="T8">boundary[2])</text:span></text:p>
            <text:p><text:span text:style-name="T8">…</text:span></text:p>
            <text:p><text:span text:style-name="T8">Query n:</text:span></text:p>
            <text:p><text:span text:style-name="T8">(boundary[n], </text:span><text:span text:style-name="T8">boundary[n+1])</text:span></text:p>
          </draw:text-box>
        </draw:frame>
        <draw:custom-shape draw:style-name="gr12" draw:text-style-name="P1" draw:layer="layout" svg:width="6.604cm" svg:height="5.334cm" svg:x="29.624cm" svg:y="64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4.918cm" svg:height="2.132cm" svg:x="14.673cm" svg:y="10.398cm">
          <draw:text-box>
            <text:p><text:span text:style-name="T1">Queries count </text:span><text:span text:style-name="T1">is only present </text:span><text:span text:style-name="T1">with </text:span><text:span text:style-name="T9">--ranking</text:span><text:span text:style-name="T1"> </text:span><text:span text:style-name="T1">option.</text:span></text:p>
          </draw:text-box>
        </draw:frame>
        <draw:custom-shape draw:style-name="gr4" draw:text-style-name="P1" draw:layer="layout" svg:width="19.209cm" svg:height="8.382cm" svg:x="9.177cm" svg:y="4.4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9.209cm" svg:height="3.329cm" svg:x="9.177cm" svg:y="14.1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461cm" svg:height="2.032cm" svg:x="14.511cm" svg:y="10.39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9.209cm" svg:height="5.461cm" svg:x="9.232cm" svg:y="64.389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3.131cm" svg:height="1.119cm" svg:x="2.065cm" svg:y="7.501cm">
          <draw:text-box>
            <text:p><text:span text:style-name="T13">Header</text:span></text:p>
          </draw:text-box>
        </draw:frame>
        <draw:frame draw:style-name="gr18" draw:text-style-name="P11" draw:layer="layout" svg:width="3.245cm" svg:height="1.119cm" svg:x="2.065cm" svg:y="15.283cm">
          <draw:text-box>
            <text:p><text:span text:style-name="T13">Targets</text:span></text:p>
          </draw:text-box>
        </draw:frame>
        <draw:frame draw:style-name="gr19" draw:text-style-name="P11" draw:layer="layout" svg:width="6.623cm" svg:height="1.119cm" svg:x="2.065cm" svg:y="22.719cm">
          <draw:text-box>
            <text:p><text:span text:style-name="T13">Null-type </text:span><text:span text:style-name="T13">feature</text:span></text:p>
          </draw:text-box>
        </draw:frame>
        <draw:frame draw:style-name="gr20" draw:text-style-name="P11" draw:layer="layout" svg:width="6.192cm" svg:height="1.119cm" svg:x="2.065cm" svg:y="31.585cm">
          <draw:text-box>
            <text:p><text:span text:style-name="T13">Bit-type </text:span><text:span text:style-name="T13">feature</text:span></text:p>
          </draw:text-box>
        </draw:frame>
        <draw:frame draw:style-name="gr21" draw:text-style-name="P11" draw:layer="layout" svg:width="6.839cm" svg:height="1.119cm" svg:x="2.065cm" svg:y="41.237cm">
          <draw:text-box>
            <text:p><text:span text:style-name="T13">Byte-type </text:span><text:span text:style-name="T13">feature</text:span></text:p>
          </draw:text-box>
        </draw:frame>
        <draw:frame draw:style-name="gr22" draw:text-style-name="P11" draw:layer="layout" svg:width="7.182cm" svg:height="1.119cm" svg:x="2.065cm" svg:y="49.492cm">
          <draw:text-box>
            <text:p><text:span text:style-name="T13">Short-type </text:span><text:span text:style-name="T13">feature</text:span></text:p>
          </draw:text-box>
        </draw:frame>
        <draw:frame draw:style-name="gr23" draw:text-style-name="P11" draw:layer="layout" svg:width="7.14cm" svg:height="2.855cm" svg:x="2.065cm" svg:y="65.217cm">
          <draw:text-box>
            <text:p><text:span text:style-name="T13">Query </text:span><text:span text:style-name="T13">ranges in </text:span><text:span text:style-name="T13">the file</text:span></text:p>
          </draw:text-box>
        </draw:frame>
        <draw:frame draw:style-name="gr24" draw:text-style-name="P12" draw:layer="layout" svg:width="5.08cm" svg:height="1.673cm" svg:x="30.386cm" svg:y="18.971cm">
          <draw:text-box>
            <text:p>Possible values in the featu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3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u Binsheng</meta:initial-creator>
    <meta:creation-date>2017-09-22T17:07:42.399109101</meta:creation-date>
    <dc:date>2017-09-22T21:18:13.116899022</dc:date>
    <dc:creator>Liu Binsheng</dc:creator>
    <meta:editing-duration>PT1H29M35S</meta:editing-duration>
    <meta:editing-cycles>30</meta:editing-cycles>
    <meta:generator>LibreOffice/5.2.7.2$Linux_X86_64 LibreOffice_project/20m0$Build-2</meta:generator>
    <meta:document-statistic meta:object-count="131"/>
  </office:meta>
</office:document-meta>
</file>